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 table:number-rows-repeated="104854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 style:data-style-name="N2" text:time-value="11:36:45.2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3T11:43:41.776000000</dc:date>
    <meta:editing-duration>P1DT21H12M42S</meta:editing-duration>
    <meta:editing-cycles>933</meta:editing-cycles>
    <meta:document-statistic meta:table-count="1" meta:cell-count="90" meta:object-count="0"/>
  </office:meta>
</office:document-meta>
</file>